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=========</text:p>
      <text:p text:style-name="Standard"># WET PENTADS ANALYSIS</text:p>
      <text:p text:style-name="Standard"># =====================================================</text:p>
      <text:p text:style-name="Standard"/>
      <text:p text:style-name="Standard">import pandas as pd</text:p>
      <text:p text:style-name="Standard">import numpy as np</text:p>
      <text:p text:style-name="Standard">import matplotlib.pyplot as plt</text:p>
      <text:p text:style-name="Standard">from scipy.stats import linregress</text:p>
      <text:p text:style-name="Standard">import os</text:p>
      <text:p text:style-name="Standard"/>
      <text:p text:style-name="Standard"># -----------------------------------------------------</text:p>
      <text:p text:style-name="Standard"># PATHS</text:p>
      <text:p text:style-name="Standard"># -----------------------------------------------------</text:p>
      <text:p text:style-name="Standard">input_csv = "/home/chawas/Development/training_02/rainfall_season/data/Rainfall_Beitbridge CHIRPS.csv"</text:p>
      <text:p text:style-name="Standard">plot_dir = "/home/chawas/Development/training_02/rainfall_season/plots"</text:p>
      <text:p text:style-name="Standard">os.makedirs(plot_dir, exist_ok=True)</text:p>
      <text:p text:style-name="Standard"/>
      <text:p text:style-name="Standard"># -----------------------------------------------------</text:p>
      <text:p text:style-name="Standard"># LOAD DATA</text:p>
      <text:p text:style-name="Standard"># -----------------------------------------------------</text:p>
      <text:p text:style-name="Standard">df = pd.read_csv(input_csv, parse_dates=["Date"])</text:p>
      <text:p text:style-name="Standard"/>
      <text:p text:style-name="Standard"># Rename rainfall column (adjust if CSV header differs)</text:p>
      <text:p text:style-name="Standard">df.rename(columns={"Rainfall": "CHIRPS Rainfall"}, inplace=True)</text:p>
      <text:p text:style-name="Standard"/>
      <text:p text:style-name="Standard"># Ensure sorted by date</text:p>
      <text:p text:style-name="Standard">df = df.sort_values("Date").reset_index(drop=True)</text:p>
      <text:p text:style-name="Standard"/>
      <text:p text:style-name="Standard"># Extract year and month</text:p>
      <text:p text:style-name="Standard">df["Year"] = df["Date"].dt.year</text:p>
      <text:p text:style-name="Standard">df["Month"] = df["Date"].dt.month</text:p>
      <text:p text:style-name="Standard"/>
      <text:p text:style-name="Standard"># -----------------------------------------------------</text:p>
      <text:p text:style-name="Standard"># FUNCTION: COUNT WET PENTADS</text:p>
      <text:p text:style-name="Standard"># -----------------------------------------------------</text:p>
      <text:p text:style-name="Standard">def wet_pentads(rain, threshold=1.0):</text:p>
      <text:p text:style-name="Standard"><text:s text:c="4"/>"""</text:p>
      <text:p text:style-name="Standard"><text:s text:c="4"/>Counts wet pentads (5-day periods where ALL days ≥ threshold mm).</text:p>
      <text:p text:style-name="Standard"><text:s text:c="4"/>"""</text:p>
      <text:p text:style-name="Standard"><text:s text:c="4"/>n_pentads = len(rain) // 5</text:p>
      <text:p text:style-name="Standard"><text:s text:c="4"/>wet_count = 0</text:p>
      <text:p text:style-name="Standard"/>
      <text:p text:style-name="Standard"><text:s text:c="4"/>for i in range(n_pentads):</text:p>
      <text:p text:style-name="Standard"><text:s text:c="8"/>pentad = rain[i*5:(i+1)*5]</text:p>
      <text:p text:style-name="Standard"><text:s text:c="8"/>if np.all(pentad &gt;= threshold):</text:p>
      <text:p text:style-name="Standard"><text:s text:c="12"/>wet_count += 1</text:p>
      <text:p text:style-name="Standard"/>
      <text:p text:style-name="Standard"><text:s text:c="4"/>return wet_count</text:p>
      <text:p text:style-name="Standard"/>
      <text:p text:style-name="Standard"># -----------------------------------------------------</text:p>
      <text:p text:style-name="Standard"># COMPUTE WET PENTADS PER SEASON (OCT–MAR)</text:p>
      <text:p text:style-name="Standard"><text:soft-page-break/># -----------------------------------------------------</text:p>
      <text:p text:style-name="Standard">seasons = []</text:p>
      <text:p text:style-name="Standard">years = []</text:p>
      <text:p text:style-name="Standard"/>
      <text:p text:style-name="Standard">for year in range(1981, 2025): <text:s/># season starting year</text:p>
      <text:p text:style-name="Standard"><text:s text:c="4"/>season_data = df[</text:p>
      <text:p text:style-name="Standard"><text:s text:c="8"/>((df["Year"] == year) &amp; (df["Month"] &gt;= 10)) |</text:p>
      <text:p text:style-name="Standard"><text:s text:c="8"/>((df["Year"] == year + 1) &amp; (df["Month"] &lt;= 3))</text:p>
      <text:p text:style-name="Standard"><text:s text:c="4"/>]</text:p>
      <text:p text:style-name="Standard"/>
      <text:p text:style-name="Standard"><text:s text:c="4"/>if len(season_data) &gt;= 5:</text:p>
      <text:p text:style-name="Standard"><text:s text:c="8"/>n_wet = wet_pentads(season_data["CHIRPS Rainfall"].values)</text:p>
      <text:p text:style-name="Standard"><text:s text:c="8"/>seasons.append(n_wet)</text:p>
      <text:p text:style-name="Standard"><text:s text:c="8"/>years.append(year)</text:p>
      <text:p text:style-name="Standard"/>
      <text:p text:style-name="Standard">wet_pentad_df = pd.DataFrame({</text:p>
      <text:p text:style-name="Standard"><text:s text:c="4"/>"Season_Year": years,</text:p>
      <text:p text:style-name="Standard"><text:s text:c="4"/>"Wet_Pentads": seasons</text:p>
      <text:p text:style-name="Standard">})</text:p>
      <text:p text:style-name="Standard"/>
      <text:p text:style-name="Standard"># -----------------------------------------------------</text:p>
      <text:p text:style-name="Standard"># TREND ANALYSIS</text:p>
      <text:p text:style-name="Standard"># -----------------------------------------------------</text:p>
      <text:p text:style-name="Standard">slope, intercept, r_value, p_value, std_err = linregress(</text:p>
      <text:p text:style-name="Standard"><text:s text:c="4"/>wet_pentad_df["Season_Year"],</text:p>
      <text:p text:style-name="Standard"><text:s text:c="4"/>wet_pentad_df["Wet_Pentads"]</text:p>
      <text:p text:style-name="Standard">)</text:p>
      <text:p text:style-name="Standard"/>
      <text:p text:style-name="Standard"># -----------------------------------------------------</text:p>
      <text:p text:style-name="Standard"># PLOT</text:p>
      <text:p text:style-name="Standard"># -----------------------------------------------------</text:p>
      <text:p text:style-name="Standard">plt.figure(figsize=(12, 6))</text:p>
      <text:p text:style-name="Standard"/>
      <text:p text:style-name="Standard">plt.plot(</text:p>
      <text:p text:style-name="Standard"><text:s text:c="4"/>wet_pentad_df["Season_Year"],</text:p>
      <text:p text:style-name="Standard"><text:s text:c="4"/>wet_pentad_df["Wet_Pentads"],</text:p>
      <text:p text:style-name="Standard"><text:s text:c="4"/>"o-",</text:p>
      <text:p text:style-name="Standard"><text:s text:c="4"/>label="Wet Pentads"</text:p>
      <text:p text:style-name="Standard">)</text:p>
      <text:p text:style-name="Standard"/>
      <text:p text:style-name="Standard">plt.plot(</text:p>
      <text:p text:style-name="Standard"><text:s text:c="4"/>wet_pentad_df["Season_Year"],</text:p>
      <text:p text:style-name="Standard"><text:s text:c="4"/>intercept + slope * wet_pentad_df["Season_Year"],</text:p>
      <text:p text:style-name="Standard"><text:s text:c="4"/>"--",</text:p>
      <text:p text:style-name="Standard"><text:s text:c="4"/>label=f"Trend: slope={slope:.2f}, p={p_value:.3f}"</text:p>
      <text:p text:style-name="Standard">)</text:p>
      <text:p text:style-name="Standard"/>
      <text:p text:style-name="Standard">plt.xlabel("Season Year (Oct–Mar)")</text:p>
      <text:p text:style-name="Standard">plt.ylabel("Number of Wet Pentads")</text:p>
      <text:p text:style-name="Standard">plt.title("Wet Pentads per Rainfall Season (1981–2025)")</text:p>
      <text:p text:style-name="Standard">plt.grid(alpha=0.3)</text:p>
      <text:p text:style-name="Standard">plt.legend()</text:p>
      <text:p text:style-name="Standard"><text:soft-page-break/>plt.tight_layout()</text:p>
      <text:p text:style-name="Standard"/>
      <text:p text:style-name="Standard"># -----------------------------------------------------</text:p>
      <text:p text:style-name="Standard"># SAVE OUTPUT</text:p>
      <text:p text:style-name="Standard"># -----------------------------------------------------</text:p>
      <text:p text:style-name="Standard">output_file = os.path.join(plot_dir, "Wet_Pentads_Trend_1981_2025.png")</text:p>
      <text:p text:style-name="Standard">plt.savefig(output_file, dpi=300)</text:p>
      <text:p text:style-name="Standard">plt.close()</text:p>
      <text:p text:style-name="Standard"/>
      <text:p text:style-name="Standard">print("✅ Wet pentads trend plot saved to:")</text:p>
      <text:p text:style-name="Standard">print(output_fil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13:27:14.205620790</meta:creation-date>
    <dc:date>2026-01-30T13:27:34.657938902</dc:date>
    <meta:editing-duration>PT21S</meta:editing-duration>
    <meta:editing-cycles>1</meta:editing-cycles>
    <meta:document-statistic meta:table-count="0" meta:image-count="0" meta:object-count="0" meta:page-count="3" meta:paragraph-count="94" meta:word-count="284" meta:character-count="3203" meta:non-whitespace-character-count="2860"/>
    <meta:generator>LibreOffice/25.8.4.2$Linux_X86_64 LibreOffice_project/0366609b1de41a39e1896ae41e33c673f2a73802</meta:generator>
  </office:meta>
</office:document-meta>
</file>